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14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style-name="ce1"/>
          <table:table-cell office:value-type="string" table:style-name="ce2">
            <text:p>Overview of the RVM Classification Result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rror Rate</text:p>
          </table:table-cell>
          <table:table-cell office:value-type="string" table:style-name="ce1">
            <text:p>RVM</text:p>
          </table:table-cell>
          <table:table-cell table:style-name="ce1"/>
          <table:table-cell office:value-type="string" table:style-name="ce1">
            <text:p>Hyperparameter 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pley</text:p>
          </table:table-cell>
          <table:table-cell office:value-type="percentage" office:value="0.1" table:formula="msoxl:=0.1" table:style-name="ce3">
            <text:p>10,00%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0.5" table:style-name="ce1">
            <text:p>0,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ma</text:p>
          </table:table-cell>
          <table:table-cell office:value-type="percentage" office:value="0.20200000000000001" table:style-name="ce3">
            <text:p>20,20%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nana</text:p>
          </table:table-cell>
          <table:table-cell office:value-type="percentage" office:value="0.191" table:style-name="ce3">
            <text:p>19,10%</text:p>
          </table:table-cell>
          <table:table-cell office:value-type="float" office:value="12.7" table:formula="msoxl:=12.7" table:style-name="ce1">
            <text:p>12,7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east Cancer</text:p>
          </table:table-cell>
          <table:table-cell office:value-type="percentage" office:value="0.309" table:style-name="ce3">
            <text:p>30,90%</text:p>
          </table:table-cell>
          <table:table-cell office:value-type="float" office:value="7.9" table:style-name="ce1">
            <text:p>7,9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tanic</text:p>
          </table:table-cell>
          <table:table-cell office:value-type="percentage" office:value="0.247" table:style-name="ce3">
            <text:p>24,70%</text:p>
          </table:table-cell>
          <table:table-cell office:value-type="float" office:value="28.6" table:style-name="ce1">
            <text:p>28,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eform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1">
            <text:p>German</text:p>
          </table:table-cell>
          <table:table-cell office:value-type="percentage" office:value="0.24299999999999999" table:style-name="ce3">
            <text:p>24,30%</text:p>
          </table:table-cell>
          <table:table-cell office:value-type="float" office:value="20.100000000000001" table:style-name="ce1">
            <text:p>20,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mage</text:p>
          </table:table-cell>
          <table:table-cell office:value-type="percentage" office:value="4.4999999999999998E-2" table:style-name="ce3">
            <text:p>4,50%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avid</meta:initial-creator>
    <dc:creator>David</dc:creator>
    <meta:creation-date>2015-01-04T20:28:12Z</meta:creation-date>
    <dc:date>2015-01-05T09:19:57Z</dc:date>
    <meta:editing-duration>PT0S</meta:editing-duration>
  </office:meta>
</office:document-meta>
</file>